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start" style:justify-single-word="false"/>
      <style:text-properties officeooo:rsid="0005cb9e" officeooo:paragraph-rsid="002ce24b"/>
    </style:style>
    <style:style style:name="P2" style:family="paragraph" style:parent-style-name="Text_20_body">
      <style:text-properties fo:color="#000000" loext:opacity="100%" style:font-name="Arial1" fo:font-size="12pt" fo:font-weight="normal" officeooo:rsid="002ce24b" style:font-size-asian="12pt" style:font-weight-asian="normal" style:font-size-complex="12pt" style:font-weight-complex="normal"/>
    </style:style>
    <style:style style:name="P3" style:family="paragraph" style:parent-style-name="Heading_20_3">
      <style:paragraph-properties fo:margin-top="0cm" fo:margin-bottom="0.247cm" style:contextual-spacing="false" fo:line-height="115%" style:register-true="true"/>
      <style:text-properties fo:color="#000000" loext:opacity="100%" style:font-name="Arial1" fo:font-size="12pt" officeooo:rsid="002ce24b" style:font-size-asian="12pt" style:font-size-complex="12pt"/>
    </style:style>
    <style:style style:name="P4" style:family="paragraph" style:parent-style-name="Text_20_body" style:list-style-name="L1">
      <style:text-properties fo:color="#000000" loext:opacity="100%" style:font-name="Arial1" fo:font-size="12pt" fo:font-weight="normal" officeooo:rsid="002ce24b" style:font-size-asian="12pt" style:font-weight-asian="normal" style:font-size-complex="12pt" style:font-weight-complex="normal"/>
    </style:style>
    <style:style style:name="P5" style:family="paragraph" style:parent-style-name="Text_20_body">
      <style:text-properties fo:color="#000000" loext:opacity="100%" style:font-name="Arial1" fo:font-size="12pt" fo:font-weight="normal" officeooo:rsid="003b027c" officeooo:paragraph-rsid="003b027c" style:font-size-asian="12pt" style:font-weight-asian="normal" style:font-size-complex="12pt" style:font-weight-complex="normal"/>
    </style:style>
    <style:style style:name="P6" style:family="paragraph" style:parent-style-name="Text_20_body" style:list-style-name="L2">
      <style:text-properties fo:color="#000000" loext:opacity="100%" style:font-name="Arial1" fo:font-size="12pt" fo:font-weight="normal" officeooo:rsid="002ce24b" style:font-size-asian="12pt" style:font-weight-asian="normal" style:font-size-complex="12pt" style:font-weight-complex="normal"/>
    </style:style>
    <style:style style:name="P7" style:family="paragraph" style:parent-style-name="Heading_20_3">
      <style:paragraph-properties fo:margin-top="0cm" fo:margin-bottom="0.247cm" style:contextual-spacing="false" fo:line-height="115%" style:register-true="true"/>
      <style:text-properties fo:color="#000000" loext:opacity="100%" style:font-name="Arial1" fo:font-size="12pt" officeooo:rsid="002ce24b" officeooo:paragraph-rsid="0038bfe7" style:font-size-asian="12pt" style:font-size-complex="12pt"/>
    </style:style>
    <style:style style:name="P8" style:family="paragraph" style:parent-style-name="Text_20_body" style:list-style-name="L3">
      <style:text-properties fo:color="#000000" loext:opacity="100%" style:font-name="Arial1" fo:font-size="12pt" fo:font-weight="normal" officeooo:rsid="002ce24b" style:font-size-asian="12pt" style:font-weight-asian="normal" style:font-size-complex="12pt" style:font-weight-complex="normal"/>
    </style:style>
    <style:style style:name="P9" style:family="paragraph" style:parent-style-name="Heading_20_3">
      <style:paragraph-properties fo:margin-top="0cm" fo:margin-bottom="0.247cm" style:contextual-spacing="false" fo:line-height="115%" style:register-true="true"/>
      <style:text-properties fo:color="#000000" loext:opacity="100%" style:font-name="Arial1" fo:font-size="12pt" fo:font-weight="bold" officeooo:rsid="002ce24b" style:font-size-asian="12pt" style:font-weight-asian="bold" style:font-size-complex="12pt" style:font-weight-complex="bold"/>
    </style:style>
    <style:style style:name="P10" style:family="paragraph" style:parent-style-name="Text_20_body" style:list-style-name="L4">
      <style:text-properties fo:color="#000000" loext:opacity="100%" style:font-name="Arial1" fo:font-size="12pt" fo:font-weight="normal" officeooo:rsid="002ce24b"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officeooo:rsid="0005cb9e" officeooo:paragraph-rsid="002ce24b"/>
    </style:style>
    <style:style style:name="T1" style:family="text">
      <style:text-properties fo:font-variant="normal" fo:text-transform="none" fo:color="#000000" loext:opacity="100%" style:font-name="Arial1" fo:font-size="12pt" fo:letter-spacing="normal" fo:font-style="normal" fo:font-weight="bold" officeooo:rsid="002ce24b" style:font-size-asian="12pt" style:font-weight-asian="bold" style:font-size-complex="12pt" style:font-weight-complex="bold"/>
    </style:style>
    <style:style style:name="T2" style:family="text">
      <style:text-properties officeooo:rsid="003c9715"/>
    </style:style>
    <style:style style:name="T3" style:family="text">
      <style:text-properties fo:font-weight="bold" style:font-weight-asian="bold" style:font-weight-complex="bold"/>
    </style:style>
    <style:style style:name="T4" style:family="text">
      <style:text-properties fo:font-variant="normal" fo:text-transform="none" fo:letter-spacing="normal" fo:font-style="normal" fo:font-weight="bold" style:font-weight-asian="bold" style:font-weight-complex="bold"/>
    </style:style>
    <style:style style:name="T5" style:family="text">
      <style:text-properties officeooo:rsid="003a2fa3"/>
    </style:style>
    <style:style style:name="T6" style:family="text">
      <style:text-properties fo:font-weight="bold" officeooo:rsid="0038bfe7" style:font-weight-asian="bold" style:font-weight-complex="bold"/>
    </style:style>
    <style:style style:name="T7" style:family="text">
      <style:text-properties officeooo:rsid="003b027c"/>
    </style:style>
    <style:style style:name="T8" style:family="text">
      <style:text-properties fo:font-variant="normal" fo:text-transform="none" fo:color="#000000" loext:opacity="100%" style:font-name="Arial1" fo:font-size="12pt" fo:letter-spacing="normal" fo:font-style="normal" fo:font-weight="normal" officeooo:rsid="002ce24b" style:font-size-asian="12pt" style:font-weight-asian="normal" style:font-size-complex="12pt"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1.¿Qué es?</text:span></text:span></text:h>
      <text:p text:style-name="P2">El Servicio Andaluz de Empleo <text:s/>es el organismo de la Junta de Andalucía encargado de gestionar las políticas de empleo en la comunidad autónoma. <text:span text:style-name="T2">En otras palabras</text:span>, es el punto de encuentro entre las personas que buscan trabajo y las empresas que necesitan contratar, además de gestionar todo lo relativo a la inscripción como demandante de empleo.</text:p>
      <text:h text:style-name="P3" text:outline-level="3"><text:span text:style-name="T3">2. </text:span><text:span text:style-name="Strong_20_Emphasis"><text:span text:style-name="T4">¿Cuáles son sus características principales?</text:span></text:span></text:h>
      <text:p text:style-name="P2">Al navegar por <text:span text:style-name="T5">la</text:span> web <text:span text:style-name="T5">he visto interesante:</text:span></text:p>
      <text:list text:style-name="L1">
        <text:list-item>
          <text:p text:style-name="P4">Intermediación laboral: Su función principal es casar ofertas de trabajo con candidatos adecuados.</text:p>
        </text:list-item>
        <text:list-item>
          <text:p text:style-name="P4">Gestión de la demanda: Es la puerta de entrada para cualquier trámite de empleo.</text:p>
        </text:list-item>
        <text:list-item>
          <text:p text:style-name="P4">Modernización digital: Cuentan con una oficina virtual y la AppSAE, permitiendo realizar casi todas las gestiones sin ir presencialmente a la oficina.</text:p>
        </text:list-item>
      </text:list>
      <text:h text:style-name="P3" text:outline-level="3"><text:span text:style-name="T3">3. </text:span><text:span text:style-name="T6">¿</text:span><text:span text:style-name="Strong_20_Emphasis"><text:span text:style-name="T4"> los servicios que ofrece que crees que más te pueden interesar?</text:span></text:span></text:h>
      <text:p text:style-name="P5">Lo que mas me gustado de la web es :</text:p>
      <text:list text:style-name="L2">
        <text:list-item>
          <text:p text:style-name="P6">La AppSAE:Te permite renovar tu demanda, pedir cita previa y consultar ofertas desde el móvil en cualquier momento.</text:p>
        </text:list-item>
        <text:list-item>
          <text:p text:style-name="P6">Cursos de Formación : <text:span text:style-name="T7">tambien hay un aparatado en </text:span>el SAE <text:span text:style-name="T7">que ofrece multitud</text:span> de cursos gratuitos de Formación Profesional para el Empleo.</text:p>
        </text:list-item>
        <text:list-item>
          <text:p text:style-name="P6">Orientación Profesional: Si estás perdido sobre qué hacer o cómo buscar trabajo, puedes pedir cita con un orientador que te ayude a diseñar tu itinerario personalizado de inserción.</text:p>
        </text:list-item>
      </text:list>
      <text:h text:style-name="P7" text:outline-level="3"><text:span text:style-name="T3">4. </text:span><text:span text:style-name="Strong_20_Emphasis"><text:span text:style-name="T4">¿Se te da bien el inglés u otro idioma o simplemente te gustaría trabajar fuera de España? Investiga qué es la Red Eures. </text:span></text:span></text:h>
      <text:list text:style-name="L3">
        <text:list-item>
          <text:p text:style-name="P8">¿Qué es?: Es una red de cooperación europea diseñada para facilitar la libre circulación de trabajadores en los 27 países de la UE, además de Suiza, Islandia, Liechtenstein y Noruega.</text:p>
        </text:list-item>
        <text:list-item>
          <text:p text:style-name="P8">¿Para qué sirve?: Si sabes inglés u otro idioma, esta red publica ofertas de empleo verificadas en Europa.</text:p>
        </text:list-item>
        <text:list-item>
          <text:p text:style-name="P8">El SAE cuenta con consejeros EURES específicos en cada provincia andaluza que te asesoran personalmente no solo sobre las ofertas, sino sobre cómo es vivir en el país de destino, trámites legales y ayudas económicas para la movilidad. También existe un servicio especial EURES Transfronterizo Andalucía-Algarve si te interesa la zona sur de Portugal.</text:p>
        </text:list-item>
      </text:list>
      <text:h text:style-name="P9" text:outline-level="3"><text:soft-page-break/>5. Resumen y anotaciones personales</text:h>
      <text:list text:style-name="L4">
        <text:list-item>
          <text:p text:style-name="P10">Digitalización Real: Me ha sorprendido que casi todo se puede hacer ya telemáticamente o por la App, lo cual ahorra mucho tiempo.</text:p>
        </text:list-item>
        <text:list-item>
          <text:p text:style-name="P10">Cita Previa Obligatoria:Para casi cualquier gestión presencial en oficina es imprescindible sacar cita antes; no se puede ir directamente.</text:p>
        </text:list-item>
        <text:list-item>
          <text:p text:style-name="P10">Conexión con el SEPE:Es importante no confundir SAE (Junta de Andalucía, busca empleo) con SEPE (Estatal, paga prestaciones). Aunque la web del SAE te da acceso a pedir cita con el SEPE, son organismos distintos.</text:p>
        </text:list-item>
        <text:list-item>
          <text:p text:style-name="P10">Filtros de Ofertas: El buscador de anuncios de empleo permite filtrar muy bien por provincia y sector, lo que facilita no perder tiempo viendo ofertas que no te pillan cerca.</text:p>
        </text:list-item>
      </text:list>
      <text:p text:style-name="P11"><text:span text:style-name="Strong_20_Emphasis"><text:span text:style-name="T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ffffff" loext:opacity="100%" fo:font-weight="bold" officeooo:rsid="001519ef" officeooo:paragraph-rsid="001519ef" fo:background-color="#729fcf" style:font-weight-asian="bold" style:font-weight-complex="bold"/>
    </style:style>
    <style:style style:name="MP2" style:family="paragraph" style:parent-style-name="Footer">
      <style:text-properties fo:color="#ffffff" loext:opacity="100%" officeooo:paragraph-rsid="00153f6c" fo:background-color="#729fcf"/>
    </style:style>
    <style:style style:name="MT1" style:family="text">
      <style:text-properties fo:font-weight="bold" style:font-weight-asian="bold" style:font-weight-complex="bold"/>
    </style:style>
    <style:style style:name="MT2" style:family="text">
      <style:text-properties fo:font-weight="bold" officeooo:rsid="0033f050"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AREA<text:tab/>2 DAW<text:tab/>Juan Francisco Cortejosa </text:p>
      </style:header>
      <style:footer>
        <text:p text:style-name="MP2"><text:span text:style-name="MT1">DAW <text:tab/></text:span><text:span text:style-name="MT2">IPE II</text:span><text:tab/><text:span text:style-name="MT1"><text:page-number text:select-page="current">2</text:page-number></text:span><text:span text:style-name="MT1">/</text:span><text:span text:style-name="MT1"><text:page-count>2</text:page-count></text:span><text:span text:style-name="MT1">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6T16:19:11.509685800</meta:creation-date>
    <dc:date>2026-01-13T19:13:56.575909800</dc:date>
    <meta:editing-duration>PT2H32M38S</meta:editing-duration>
    <meta:editing-cycles>39</meta:editing-cycles>
    <meta:generator>LibreOffice/25.8.3.2$Windows_X86_64 LibreOffice_project/8ca8d55c161d602844f5428fa4b58097424e324e</meta:generator>
    <meta:document-statistic meta:table-count="0" meta:image-count="0" meta:object-count="0" meta:page-count="2" meta:paragraph-count="23" meta:word-count="474" meta:character-count="2831" meta:non-whitespace-character-count="2387"/>
  </office:meta>
</office:document-meta>
</file>